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color="#ff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e Ressourcen</text:p>
      <text:p text:style-name="Standard"/>
      <text:p text:style-name="P5">1. Angestellter</text:p>
      <text:p text:style-name="Standard"/>
      <text:list xml:id="list2768625749289680888" text:style-name="L1">
        <text:list-item>
          <text:p text:style-name="P1">Auswahl des besuchten Shops (Datenbank oder nach Plan)</text:p>
        </text:list-item>
        <text:list-item>
          <text:p text:style-name="P1">Informationen über Produkt, Standort, Preis</text:p>
          <text:list>
            <text:list-item>
              <text:p text:style-name="P1">nahe des und über das Verfallsdatum, Nebenprodukte, Regalbestand des Produkts</text:p>
            </text:list-item>
          </text:list>
        </text:list-item>
        <text:list-item>
          <text:p text:style-name="P1">Informationen über Konkurrenzprodukte und Marken</text:p>
        </text:list-item>
        <text:list-item>
          <text:p text:style-name="P1">Lagerbestand</text:p>
        </text:list-item>
        <text:list-item>
          <text:p text:style-name="P1">Daten über den Verkaufsort (Point of Sale)</text:p>
        </text:list-item>
        <text:list-item>
          <text:p text:style-name="P1">Foto hochladen</text:p>
        </text:list-item>
      </text:list>
      <text:p text:style-name="Standard"/>
      <text:p text:style-name="P6">Nur ein Formular pro Shop! (next product button)</text:p>
      <text:p text:style-name="Standard"/>
      <text:p text:style-name="P5">2. Back-Office</text:p>
      <text:p text:style-name="Standard"/>
      <text:list xml:id="list6079258467857742619" text:style-name="L2">
        <text:list-item>
          <text:p text:style-name="P2">3 verschiedene Ansichten der Daten: Tabelle, Karte, Kalender</text:p>
        </text:list-item>
        <text:list-item>
          <text:p text:style-name="P2">Möglichkeiten zu Filtern nach: User, Datum, Formular etc.</text:p>
        </text:list-item>
        <text:list-item>
          <text:p text:style-name="P2">Exportierbarkeit zum Beispiel als Excel File</text:p>
        </text:list-item>
      </text:list>
      <text:p text:style-name="Standard"/>
      <text:p text:style-name="P5">3. Manager</text:p>
      <text:p text:style-name="Standard"/>
      <text:list xml:id="list1110842268067201244" text:style-name="L3">
        <text:list-item>
          <text:p text:style-name="P3">wird regelmäßig per Mail benachrichtigt (optinal)</text:p>
        </text:list-item>
        <text:list-item>
          <text:p text:style-name="P3">wöchentlich oder täglich Bericht</text:p>
        </text:list-item>
        <text:list-item>
          <text:p text:style-name="P3">Wer welche Shops besucht hat</text:p>
        </text:list-item>
        <text:list-item>
          <text:p text:style-name="P3">Informationen zu den Besuchen</text:p>
        </text:list-item>
        <text:list-item>
          <text:p text:style-name="P3">Lagerbestand</text:p>
        </text:list-item>
        <text:list-item>
          <text:p text:style-name="P3">Fotos der Besuch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2T15:56:39.92</meta:creation-date>
    <meta:document-statistic meta:table-count="0" meta:image-count="0" meta:object-count="0" meta:page-count="1" meta:paragraph-count="21" meta:word-count="115" meta:character-count="735"/>
    <dc:date>2015-04-22T16:23:36.67</dc:date>
    <meta:editing-duration>PT11M45S</meta:editing-duration>
    <meta:editing-cycles>1</meta:editing-cycles>
    <meta:generator>OpenOffice/4.1.0$Win32 OpenOffice.org_project/410m18$Build-9764</meta:generator>
  </office:meta>
</office:document-meta>
</file>